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ccff" draw:textarea-horizontal-align="justify" draw:textarea-vertical-align="middle" draw:auto-grow-height="false" fo:min-height="0.246cm" fo:min-width="0.42cm" draw:shadow="hidden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48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35cm" fo:min-width="2.887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6cm" fo:min-width="0.594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5cm" fo:min-width="3.5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35cm" fo:min-width="3.1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0.746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35cm" fo:min-width="2cm"/>
    </style:style>
    <style:style style:name="gr13" style:family="graphic" style:parent-style-name="standard">
      <style:graphic-properties svg:stroke-color="#000000" draw:fill-color="#99ff99" draw:textarea-horizontal-align="justify" draw:textarea-vertical-align="middle" draw:auto-grow-height="false" fo:min-height="0.6cm" fo:min-width="0.594cm"/>
    </style:style>
    <style:style style:name="gr14" style:family="graphic" style:parent-style-name="standard">
      <style:graphic-properties svg:stroke-color="#000000" draw:fill-color="#99ff99" draw:textarea-horizontal-align="justify" draw:textarea-vertical-align="middle" draw:auto-grow-height="false" fo:min-height="0.7cm" fo:min-width="3.1cm"/>
    </style:style>
    <style:style style:name="gr15" style:family="graphic" style:parent-style-name="standard">
      <style:graphic-properties svg:stroke-color="#000000" draw:fill-color="#99ff99" draw:textarea-horizontal-align="justify" draw:textarea-vertical-align="middle" draw:auto-grow-height="false" fo:min-height="0.7cm" fo:min-width="0.7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cm"/>
    </style:style>
    <style:style style:name="gr17" style:family="graphic" style:parent-style-name="standard">
      <style:graphic-properties svg:stroke-color="#000000" draw:fill-color="#99ff99" draw:textarea-horizontal-align="justify" draw:textarea-vertical-align="middle" draw:auto-grow-height="false" fo:min-height="0.35cm" fo:min-width="3.4cm"/>
    </style:style>
    <style:style style:name="gr18" style:family="graphic" style:parent-style-name="standard">
      <style:graphic-properties svg:stroke-color="#000000" draw:fill-color="#99ff99" draw:textarea-horizontal-align="justify" draw:textarea-vertical-align="middle" draw:auto-grow-height="false" fo:min-height="0.35cm" fo:min-width="2.128cm"/>
    </style:style>
    <style:style style:name="gr19" style:family="graphic" style:parent-style-name="standard">
      <style:graphic-properties svg:stroke-color="#000000" draw:fill-color="#99ff99" draw:textarea-horizontal-align="justify" draw:textarea-vertical-align="middle" draw:auto-grow-height="false" fo:min-height="0.8cm" fo:min-width="1cm"/>
    </style:style>
    <style:style style:name="gr20" style:family="graphic" style:parent-style-name="standard">
      <style:graphic-properties svg:stroke-color="#000000" draw:fill-color="#99ff99" draw:textarea-horizontal-align="justify" draw:textarea-vertical-align="middle" draw:auto-grow-height="false" fo:min-height="0.35cm" fo:min-width="3.5cm"/>
    </style:style>
    <style:style style:name="gr21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1.1cm"/>
    </style:style>
    <style:style style:name="gr22" style:family="graphic" style:parent-style-name="standard">
      <style:graphic-properties svg:stroke-color="#000000" draw:fill-color="#99ff99" draw:textarea-horizontal-align="justify" draw:textarea-vertical-align="middle" draw:auto-grow-height="false" fo:min-height="0.7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fo:font-size="8.5pt" style:font-size-asian="8.5pt" style:font-size-complex="8.5pt"/>
    </style:style>
    <style:style style:name="P3" style:family="paragraph">
      <loext:graphic-properties draw:fill-color="#eeeeee"/>
      <style:paragraph-properties fo:text-align="center"/>
      <style:text-properties fo:font-size="8.5pt" style:font-size-asian="8.5pt" style:font-size-complex="8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.5pt" style:font-size-asian="8.5pt" style:font-size-complex="8.5pt"/>
    </style:style>
    <style:style style:name="P6" style:family="paragraph">
      <loext:graphic-properties draw:fill-color="#99ff99"/>
      <style:paragraph-properties fo:text-align="center"/>
      <style:text-properties fo:font-size="8.5pt" style:font-size-asian="8.5pt" style:font-size-complex="8.5pt"/>
    </style:style>
    <style:style style:name="T1" style:family="text">
      <style:text-properties fo:font-size="8.5pt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.3cm" svg:height="0.7cm" svg:x="2.437cm" svg:y="1.2cm">
          <text:p text:style-name="P1"><text:span text:style-name="T1">cl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8cm" svg:height="0.9cm" svg:x="1.187cm" svg:y="2.6cm">
          <text:p text:style-name="P1"><text:span text:style-name="T1">Atribuição de:</text:span></text:p>
          <text:p text:style-name="P1"><text:span text:style-name="T1">Id; vip; tempo de chegada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087cm" svg:y1="1.9cm" svg:x2="3.087cm" svg:y2="2.6cm" draw:start-shape="id1" draw:start-glue-point="8" draw:end-shape="id2" draw:end-glue-point="0" svg:d="M3087 1900v700" svg:viewBox="0 0 1 701">
          <text:p/>
        </draw:connector>
        <draw:custom-shape draw:style-name="gr4" draw:text-style-name="P3" xml:id="id3" draw:id="id3" draw:layer="layout" svg:width="3.413cm" svg:height="2.8cm" svg:x="1.381cm" svg:y="4.2cm">
          <text:p text:style-name="P1"><text:span text:style-name="T1">Hora actual + </text:span></text:p>
          <text:p text:style-name="P1"><text:span text:style-name="T1">tempo de chegada </text:span></text:p>
          <text:p text:style-name="P1"><text:span text:style-name="T1">&lt; hora de fech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087cm" svg:y1="3.5cm" svg:x2="3.088cm" svg:y2="4.2cm" draw:start-shape="id2" draw:start-glue-point="2" draw:end-shape="id3" draw:end-glue-point="4" svg:d="M3087 3500v350h1v350" svg:viewBox="0 0 2 701">
          <text:p/>
        </draw:connector>
        <draw:custom-shape draw:style-name="gr1" draw:text-style-name="P2" xml:id="id4" draw:id="id4" draw:layer="layout" svg:width="1.3cm" svg:height="0.7cm" svg:x="5.05cm" svg:y="27.7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88cm" svg:y1="7cm" svg:x2="5.05cm" svg:y2="28.05cm" draw:start-shape="id3" draw:start-glue-point="6" draw:end-shape="id4" draw:end-glue-point="6" svg:d="M3088 7000v21050h1962" svg:viewBox="0 0 1963 21051">
          <text:p/>
        </draw:connector>
        <draw:frame draw:style-name="gr5" draw:text-style-name="P5" draw:layer="layout" svg:width="1.018cm" svg:height="0.594cm" svg:x="4.6cm" svg:y="5.6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2.1cm" svg:y="6.9cm">
          <draw:text-box>
            <text:p><text:span text:style-name="T1">Não</text:span></text:p>
          </draw:text-box>
        </draw:frame>
        <draw:custom-shape draw:style-name="gr7" draw:text-style-name="P3" xml:id="id9" draw:id="id9" draw:layer="layout" svg:width="3.387cm" svg:height="0.6cm" svg:x="6.1cm" svg:y="2.05cm">
          <text:p text:style-name="P1"><text:span text:style-name="T1">Cria o próximo client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2.188cm" svg:height="1.699cm" svg:x="10.5cm" svg:y="1.501cm">
          <text:p text:style-name="P1"><text:span text:style-name="T1">Fila na </text:span></text:p>
          <text:p text:style-name="P1"><text:span text:style-name="T1">entra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8" draw:id="id8" draw:layer="layout" svg:width="2.188cm" svg:height="1.699cm" svg:x="14.402cm" svg:y="1.5cm">
          <text:p text:style-name="P1"><text:span text:style-name="T1">Quer</text:span></text:p>
          <text:p text:style-name="P1"><text:span text:style-name="T1">aguard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5" draw:id="id5" draw:layer="layout" svg:width="2.188cm" svg:height="1.699cm" svg:x="14.402cm" svg:y="4.1cm">
          <text:p text:style-name="P1"><text:span text:style-name="T1">Cliente</text:span></text:p>
          <text:p text:style-name="P1"><text:span text:style-name="T1">VI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7" draw:id="id7" draw:layer="layout" svg:width="3.387cm" svg:height="0.6cm" svg:x="11.9cm" svg:y="6.099cm">
          <text:p text:style-name="P1"><text:span text:style-name="T1">Aguarda na fila norma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3.387cm" svg:height="0.6cm" svg:x="15.713cm" svg:y="6.099cm">
          <text:p text:style-name="P1"><text:span text:style-name="T1">Aguarda na fila V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6.59cm" svg:y1="4.95cm" svg:x2="17.406cm" svg:y2="6.099cm" draw:start-shape="id5" draw:start-glue-point="7" draw:end-shape="id6" svg:d="M16590 4950h816v1149" svg:viewBox="0 0 817 1150">
          <text:p/>
        </draw:connector>
        <draw:connector draw:style-name="gr3" draw:text-style-name="P4" draw:layer="layout" svg:x1="14.402cm" svg:y1="4.95cm" svg:x2="13.593cm" svg:y2="6.099cm" draw:start-shape="id5" draw:start-glue-point="5" draw:end-shape="id7" draw:end-glue-point="0" svg:d="M14402 4950h-809v1149" svg:viewBox="0 0 810 1150">
          <text:p/>
        </draw:connector>
        <draw:frame draw:style-name="gr5" draw:text-style-name="P5" draw:layer="layout" svg:width="1.018cm" svg:height="0.594cm" svg:x="16.4cm" svg:y="4.3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3.5cm" svg:y="4.399cm">
          <draw:text-box>
            <text:p><text:span text:style-name="T1">Não</text:span></text:p>
          </draw:text-box>
        </draw:frame>
        <draw:connector draw:style-name="gr3" draw:text-style-name="P4" draw:layer="layout" svg:x1="15.496cm" svg:y1="3.199cm" svg:x2="15.496cm" svg:y2="4.1cm" draw:start-shape="id8" draw:start-glue-point="6" draw:end-shape="id5" draw:end-glue-point="4" svg:d="M15496 3199v901" svg:viewBox="0 0 1 902">
          <text:p/>
        </draw:connector>
        <draw:frame draw:style-name="gr5" draw:text-style-name="P5" draw:layer="layout" svg:width="1.018cm" svg:height="0.594cm" svg:x="15.4cm" svg:y="3.0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6.4cm" svg:y="1.799cm">
          <draw:text-box>
            <text:p><text:span text:style-name="T1">Não</text:span></text:p>
          </draw:text-box>
        </draw:frame>
        <draw:connector draw:style-name="gr3" draw:text-style-name="P4" draw:layer="layout" draw:line-skew="2.709cm" svg:x1="16.59cm" svg:y1="2.35cm" svg:x2="6.35cm" svg:y2="28.05cm" draw:start-shape="id8" draw:start-glue-point="7" draw:end-shape="id4" draw:end-glue-point="10" svg:d="M16590 2350h3211v25700h-13451" svg:viewBox="0 0 13452 25701">
          <text:p/>
        </draw:connector>
        <draw:connector draw:style-name="gr3" draw:text-style-name="P4" draw:layer="layout" draw:line-skew="-0.047cm" svg:x1="4.794cm" svg:y1="5.6cm" svg:x2="6.1cm" svg:y2="2.35cm" draw:start-shape="id3" draw:end-shape="id9" svg:d="M4794 5600h606v-3250h700" svg:viewBox="0 0 1307 3251">
          <text:p/>
        </draw:connector>
        <draw:connector draw:style-name="gr3" draw:text-style-name="P4" draw:layer="layout" svg:x1="9.487cm" svg:y1="2.35cm" svg:x2="10.5cm" svg:y2="2.351cm" draw:start-shape="id9" draw:start-glue-point="1" draw:end-shape="id10" draw:end-glue-point="5" svg:d="M9487 2350h506v1h507" svg:viewBox="0 0 1014 2">
          <text:p/>
        </draw:connector>
        <draw:connector draw:style-name="gr3" draw:text-style-name="P4" draw:layer="layout" svg:x1="12.688cm" svg:y1="2.351cm" svg:x2="14.402cm" svg:y2="2.35cm" draw:start-shape="id10" draw:start-glue-point="7" draw:end-shape="id8" draw:end-glue-point="5" svg:d="M12688 2351h858v-1h856" svg:viewBox="0 0 1715 2">
          <text:p/>
        </draw:connector>
        <draw:frame draw:style-name="gr5" draw:text-style-name="P5" draw:layer="layout" svg:width="1.018cm" svg:height="0.594cm" svg:x="12.5cm" svg:y="1.7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1.5cm" svg:y="3.099cm">
          <draw:text-box>
            <text:p><text:span text:style-name="T1">Não</text:span></text:p>
          </draw:text-box>
        </draw:frame>
        <draw:custom-shape draw:style-name="gr7" draw:text-style-name="P3" xml:id="id13" draw:id="id13" draw:layer="layout" svg:width="3.387cm" svg:height="0.6cm" svg:x="7.1cm" svg:y="9.25cm">
          <text:p text:style-name="P1"><text:span text:style-name="T1">Entra na discotec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593cm" svg:y1="6.699cm" svg:x2="15.496cm" svg:y2="8.7cm" draw:start-shape="id7" draw:start-glue-point="2" draw:end-shape="id11" draw:end-glue-point="4" svg:d="M13593 6699v1000h1903v1001" svg:viewBox="0 0 1904 2002">
          <text:p/>
        </draw:connector>
        <draw:connector draw:style-name="gr3" draw:text-style-name="P4" draw:layer="layout" svg:x1="17.406cm" svg:y1="6.699cm" svg:x2="15.496cm" svg:y2="8.7cm" draw:start-shape="id6" draw:start-glue-point="2" draw:end-shape="id11" svg:d="M17406 6699v1000h-1910v1001" svg:viewBox="0 0 1911 2002">
          <text:p/>
        </draw:connector>
        <draw:connector draw:style-name="gr3" draw:text-style-name="P4" draw:layer="layout" svg:x1="8.793cm" svg:y1="7.75cm" svg:x2="8.793cm" svg:y2="9.25cm" draw:start-shape="id12" draw:start-glue-point="2" draw:end-shape="id13" draw:end-glue-point="0" svg:d="M8793 7750v1500" svg:viewBox="0 0 1 1501">
          <text:p/>
        </draw:connector>
        <draw:custom-shape draw:style-name="gr9" draw:text-style-name="P3" xml:id="id15" draw:id="id15" draw:layer="layout" svg:width="4cm" svg:height="0.6cm" svg:x="3.7cm" svg:y="25.65cm">
          <text:p text:style-name="P1"><text:span text:style-name="T1">Manda avançar a fila normal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4" draw:id="id14" draw:layer="layout" svg:width="3.6cm" svg:height="0.6cm" svg:x="8cm" svg:y="25.65cm">
          <text:p text:style-name="P1"><text:span text:style-name="T1">Manda avançar a fila VI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-0.175cm" svg:x1="9.8cm" svg:y1="26.25cm" svg:x2="5.7cm" svg:y2="27.7cm" draw:start-shape="id14" draw:start-glue-point="2" draw:end-shape="id4" draw:end-glue-point="4" svg:d="M9800 26250v550h-4100v900" svg:viewBox="0 0 4101 1451">
          <text:p/>
        </draw:connector>
        <draw:connector draw:style-name="gr3" draw:text-style-name="P4" draw:layer="layout" svg:x1="5.7cm" svg:y1="26.25cm" svg:x2="5.7cm" svg:y2="27.7cm" draw:start-shape="id15" draw:start-glue-point="2" draw:end-shape="id4" svg:d="M5700 26250v1450" svg:viewBox="0 0 1 1451">
          <text:p/>
        </draw:connector>
        <draw:custom-shape draw:style-name="gr11" draw:text-style-name="P3" xml:id="id16" draw:id="id16" draw:layer="layout" svg:width="2.491cm" svg:height="2cm" svg:x="4.455cm" svg:y="22.8cm">
          <text:p text:style-name="P1"><text:span text:style-name="T1">Clientes na</text:span></text:p>
          <text:p text:style-name="P1"><text:span text:style-name="T1">fila VI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701cm" svg:y1="24.8cm" svg:x2="5.7cm" svg:y2="25.65cm" draw:start-shape="id16" draw:start-glue-point="6" draw:end-shape="id15" draw:end-glue-point="0" svg:d="M5701 24800v426h-1v424" svg:viewBox="0 0 2 851">
          <text:p/>
        </draw:connector>
        <draw:connector draw:style-name="gr3" draw:text-style-name="P4" draw:layer="layout" svg:x1="6.946cm" svg:y1="23.8cm" svg:x2="9.8cm" svg:y2="25.65cm" draw:start-shape="id16" draw:start-glue-point="7" draw:end-shape="id14" draw:end-glue-point="0" svg:d="M6946 23800h2854v1850" svg:viewBox="0 0 2855 1851">
          <text:p/>
        </draw:connector>
        <draw:frame draw:style-name="gr6" draw:text-style-name="P5" draw:layer="layout" svg:width="1.048cm" svg:height="0.594cm" svg:x="4.752cm" svg:y="24.706cm">
          <draw:text-box>
            <text:p><text:span text:style-name="T1">Não</text:span></text:p>
          </draw:text-box>
        </draw:frame>
        <draw:frame draw:style-name="gr5" draw:text-style-name="P5" draw:layer="layout" svg:width="1.018cm" svg:height="0.594cm" svg:x="6.8cm" svg:y="23.299cm">
          <draw:text-box>
            <text:p><text:span text:style-name="T1">Sim</text:span></text:p>
          </draw:text-box>
        </draw:frame>
        <draw:custom-shape draw:style-name="gr12" draw:text-style-name="P3" xml:id="id17" draw:id="id17" draw:layer="layout" svg:width="2.5cm" svg:height="0.6cm" svg:x="4.45cm" svg:y="21.55cm">
          <text:p text:style-name="P1"><text:span text:style-name="T1">Sai da discotec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7cm" svg:y1="22.15cm" svg:x2="5.701cm" svg:y2="22.8cm" draw:start-shape="id17" draw:start-glue-point="2" draw:end-shape="id16" draw:end-glue-point="4" svg:d="M5700 22150v325h1v325" svg:viewBox="0 0 2 651">
          <text:p/>
        </draw:connector>
        <draw:custom-shape draw:style-name="gr7" draw:text-style-name="P3" xml:id="id12" draw:id="id12" draw:layer="layout" svg:width="3.387cm" svg:height="0.6cm" svg:x="7.1cm" svg:y="7.15cm">
          <text:p text:style-name="P1"><text:span text:style-name="T1">Passa pela fila norma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594cm" svg:y1="3.2cm" svg:x2="8.793cm" svg:y2="7.15cm" draw:start-shape="id10" draw:end-shape="id12" draw:end-glue-point="0" svg:d="M11594 3200v1975h-2801v1975" svg:viewBox="0 0 2802 3951">
          <text:p/>
        </draw:connector>
        <draw:connector draw:style-name="gr3" draw:text-style-name="P4" draw:layer="layout" draw:line-skew="-0.449cm" svg:x1="5.406cm" svg:y1="14.251cm" svg:x2="4.45cm" svg:y2="21.85cm" draw:start-shape="id18" draw:start-glue-point="5" draw:end-shape="id17" draw:end-glue-point="3" svg:d="M5406 14251h-1906v7599h950" svg:viewBox="0 0 1907 7600">
          <text:p/>
        </draw:connector>
        <draw:connector draw:style-name="gr3" draw:text-style-name="P4" draw:layer="layout" svg:x1="7.1cm" svg:y1="9.55cm" svg:x2="6.5cm" svg:y2="10.801cm" draw:start-shape="id13" draw:start-glue-point="3" draw:end-shape="id19" draw:end-glue-point="4" svg:d="M7100 9550h-600v1251" svg:viewBox="0 0 601 1252">
          <text:p/>
        </draw:connector>
        <draw:custom-shape draw:style-name="gr13" draw:text-style-name="P6" xml:id="id19" draw:id="id19" draw:layer="layout" svg:width="2.188cm" svg:height="1.699cm" svg:x="5.406cm" svg:y="10.801cm">
          <text:p text:style-name="P1"><text:span text:style-name="T1">Discoteca</text:span></text:p>
          <text:p text:style-name="P1"><text:span text:style-name="T1">aber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6" xml:id="id18" draw:id="id18" draw:layer="layout" svg:width="2.188cm" svg:height="1.699cm" svg:x="5.406cm" svg:y="13.401cm">
          <text:p text:style-name="P1"><text:span text:style-name="T1">Zonas por</text:span><text:span text:style-name="T1"><text:line-break/></text:span><text:span text:style-name="T1">visit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6" xml:id="id20" draw:id="id20" draw:layer="layout" svg:width="3.6cm" svg:height="0.95cm" svg:x="4.7cm" svg:y="16.45cm">
          <text:p text:style-name="P1"><text:span text:style-name="T1">Escolhe aleatoriamente a </text:span></text:p>
          <text:p text:style-name="P1"><text:span text:style-name="T1">próxima zon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5.1cm" svg:x2="6.5cm" svg:y2="16.45cm" draw:start-shape="id18" draw:start-glue-point="6" draw:end-shape="id20" draw:end-glue-point="0" svg:d="M6500 15100v1350" svg:viewBox="0 0 1 1351">
          <text:p/>
        </draw:connector>
        <draw:connector draw:style-name="gr3" draw:text-style-name="P4" draw:layer="layout" svg:x1="6.5cm" svg:y1="12.5cm" svg:x2="6.5cm" svg:y2="13.401cm" draw:start-shape="id19" draw:start-glue-point="6" draw:end-shape="id18" draw:end-glue-point="4" svg:d="M6500 12500v901" svg:viewBox="0 0 1 902">
          <text:p/>
        </draw:connector>
        <draw:connector draw:style-name="gr3" draw:text-style-name="P4" draw:layer="layout" draw:line-skew="-0.449cm" svg:x1="5.406cm" svg:y1="11.651cm" svg:x2="4.45cm" svg:y2="21.85cm" draw:start-shape="id19" draw:start-glue-point="5" draw:end-shape="id17" draw:end-glue-point="3" svg:d="M5406 11651h-1906v10199h950" svg:viewBox="0 0 1907 10200">
          <text:p/>
        </draw:connector>
        <draw:frame draw:style-name="gr6" draw:text-style-name="P5" draw:layer="layout" svg:width="1.048cm" svg:height="0.594cm" svg:x="4.6cm" svg:y="11.099cm">
          <draw:text-box>
            <text:p><text:span text:style-name="T1">Não</text:span></text:p>
          </draw:text-box>
        </draw:frame>
        <draw:frame draw:style-name="gr6" draw:text-style-name="P5" draw:layer="layout" svg:width="1.048cm" svg:height="0.594cm" svg:x="4.6cm" svg:y="13.699cm">
          <draw:text-box>
            <text:p><text:span text:style-name="T1">Não</text:span></text:p>
          </draw:text-box>
        </draw:frame>
        <draw:frame draw:style-name="gr5" draw:text-style-name="P5" draw:layer="layout" svg:width="1.018cm" svg:height="0.594cm" svg:x="6.4cm" svg:y="12.399cm">
          <draw:text-box>
            <text:p><text:span text:style-name="T1">Sim</text:span></text:p>
          </draw:text-box>
        </draw:frame>
        <draw:frame draw:style-name="gr5" draw:text-style-name="P5" draw:layer="layout" svg:width="1.018cm" svg:height="0.594cm" svg:x="6.4cm" svg:y="14.999cm">
          <draw:text-box>
            <text:p><text:span text:style-name="T1">Sim</text:span></text:p>
          </draw:text-box>
        </draw:frame>
        <draw:custom-shape draw:style-name="gr13" draw:text-style-name="P6" xml:id="id21" draw:id="id21" draw:layer="layout" svg:width="2.188cm" svg:height="1.699cm" svg:x="5.406cm" svg:y="18.701cm">
          <text:p text:style-name="P1"><text:span text:style-name="T1">Zona por</text:span></text:p>
          <text:p text:style-name="P1"><text:span text:style-name="T1">visit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xml:id="id22" draw:id="id22" draw:layer="layout" svg:width="2.545cm" svg:height="1.9cm" svg:x="8.8cm" svg:y="18.6cm">
          <text:p text:style-name="P1"><text:span text:style-name="T1">Tentativas de</text:span></text:p>
          <text:p text:style-name="P1"><text:span text:style-name="T1">acesso &gt; 3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-0.299cm" svg:x1="5.406cm" svg:y1="19.551cm" svg:x2="4.7cm" svg:y2="16.925cm" draw:start-shape="id21" draw:start-glue-point="5" draw:end-shape="id20" draw:end-glue-point="3" svg:d="M5406 19551h-1506v-2626h800" svg:viewBox="0 0 1507 2627">
          <text:p/>
        </draw:connector>
        <draw:connector draw:style-name="gr3" draw:text-style-name="P4" draw:layer="layout" draw:line-skew="0cm -0.299cm" svg:x1="10.073cm" svg:y1="20.5cm" svg:x2="4.7cm" svg:y2="16.925cm" draw:start-shape="id22" draw:start-glue-point="6" draw:end-shape="id20" draw:end-glue-point="3" svg:d="M10073 20500v502h-6173v-4077h800" svg:viewBox="0 0 6174 4078">
          <text:p/>
        </draw:connector>
        <draw:connector draw:style-name="gr3" draw:text-style-name="P4" draw:layer="layout" svg:x1="7.594cm" svg:y1="19.551cm" svg:x2="8.8cm" svg:y2="19.55cm" draw:start-shape="id21" draw:start-glue-point="7" draw:end-shape="id22" svg:d="M7594 19551h603v-1h603" svg:viewBox="0 0 1207 2">
          <text:p/>
        </draw:connector>
        <draw:connector draw:style-name="gr3" draw:text-style-name="P4" draw:layer="layout" svg:x1="6.5cm" svg:y1="17.4cm" svg:x2="6.5cm" svg:y2="18.701cm" draw:start-shape="id20" draw:start-glue-point="2" draw:end-shape="id21" draw:end-glue-point="4" svg:d="M6500 17400v1301" svg:viewBox="0 0 1 1302">
          <text:p/>
        </draw:connector>
        <draw:frame draw:style-name="gr16" draw:text-style-name="P5" draw:layer="layout" svg:width="1.018cm" svg:height="0.594cm" svg:x="7.4cm" svg:y="18.999cm">
          <draw:text-box>
            <text:p><text:span text:style-name="T1">Sim</text:span></text:p>
          </draw:text-box>
        </draw:frame>
        <draw:frame draw:style-name="gr5" draw:text-style-name="P5" draw:layer="layout" svg:width="1.018cm" svg:height="0.594cm" svg:x="9.2cm" svg:y="20.3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4.6cm" svg:y="18.999cm">
          <draw:text-box>
            <text:p><text:span text:style-name="T1">Não</text:span></text:p>
          </draw:text-box>
        </draw:frame>
        <draw:frame draw:style-name="gr6" draw:text-style-name="P5" draw:layer="layout" svg:width="1.048cm" svg:height="0.594cm" svg:x="11.2cm" svg:y="18.999cm">
          <draw:text-box>
            <text:p><text:span text:style-name="T1">Não</text:span></text:p>
          </draw:text-box>
        </draw:frame>
        <draw:custom-shape draw:style-name="gr13" draw:text-style-name="P6" xml:id="id28" draw:id="id28" draw:layer="layout" svg:width="2.188cm" svg:height="1.699cm" svg:x="13.412cm" svg:y="26.101cm">
          <text:p text:style-name="P1"><text:span text:style-name="T1">Fila na</text:span></text:p>
          <text:p text:style-name="P1"><text:span text:style-name="T1">zo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23" draw:id="id23" draw:layer="layout" svg:width="3.9cm" svg:height="0.6cm" svg:x="9.85cm" svg:y="17.3cm">
          <text:p text:style-name="P1"><text:span text:style-name="T1">Tentativa de acesso à zon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277cm" svg:x1="9.85cm" svg:y1="17.6cm" svg:x2="7.594cm" svg:y2="11.65cm" draw:start-shape="id23" draw:start-glue-point="3" draw:end-shape="id19" svg:d="M9850 17600h-850v-5950h-1406" svg:viewBox="0 0 2257 5951">
          <text:p/>
        </draw:connector>
        <draw:custom-shape draw:style-name="gr18" draw:text-style-name="P6" xml:id="id24" draw:id="id24" draw:layer="layout" svg:width="2.628cm" svg:height="0.6cm" svg:x="15.692cm" svg:y="14.45cm">
          <text:p text:style-name="P1"><text:span text:style-name="T1">Visita a zon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006cm" svg:y1="14.45cm" svg:x2="17cm" svg:y2="13.7cm" draw:start-shape="id24" draw:start-glue-point="0" draw:end-shape="id25" draw:end-glue-point="6" svg:d="M17006 14450v-374h-6v-376" svg:viewBox="0 0 7 751">
          <text:p/>
        </draw:connector>
        <draw:custom-shape draw:style-name="gr13" draw:text-style-name="P6" xml:id="id26" draw:id="id26" draw:layer="layout" svg:width="2.188cm" svg:height="1.699cm" svg:x="15.912cm" svg:y="23.301cm">
          <text:p text:style-name="P1"><text:span text:style-name="T1">Quer</text:span></text:p>
          <text:p text:style-name="P1"><text:span text:style-name="T1">aguard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11" draw:id="id11" draw:layer="layout" svg:width="2.188cm" svg:height="1.699cm" svg:x="14.402cm" svg:y="8.7cm">
          <text:p text:style-name="P1"><text:span text:style-name="T1">Discoteca</text:span></text:p>
          <text:p text:style-name="P1"><text:span text:style-name="T1">aber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4.402cm" svg:y1="9.55cm" svg:x2="10.487cm" svg:y2="9.55cm" draw:start-shape="id11" draw:start-glue-point="5" draw:end-shape="id13" draw:end-glue-point="1" svg:d="M14402 9550h-3915" svg:viewBox="0 0 3916 1">
          <text:p/>
        </draw:connector>
        <draw:connector draw:style-name="gr3" draw:text-style-name="P4" draw:layer="layout" draw:line-skew="2.708cm" svg:x1="16.59cm" svg:y1="9.55cm" svg:x2="6.35cm" svg:y2="28.05cm" draw:start-shape="id11" draw:start-glue-point="7" draw:end-shape="id4" draw:end-glue-point="10" svg:d="M16590 9550h3210v18500h-13450" svg:viewBox="0 0 13451 18501">
          <text:p/>
        </draw:connector>
        <draw:frame draw:style-name="gr5" draw:text-style-name="P5" draw:layer="layout" svg:width="1.018cm" svg:height="0.594cm" svg:x="13.6cm" svg:y="8.9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6.4cm" svg:y="8.999cm">
          <draw:text-box>
            <text:p><text:span text:style-name="T1">Não</text:span></text:p>
          </draw:text-box>
        </draw:frame>
        <draw:connector draw:style-name="gr3" draw:text-style-name="P4" draw:layer="layout" draw:line-skew="-0.331cm" svg:x1="15.912cm" svg:y1="24.151cm" svg:x2="13.75cm" svg:y2="17.6cm" draw:start-shape="id26" draw:start-glue-point="5" draw:end-shape="id23" draw:end-glue-point="1" svg:d="M15912 24151h-1412v-6551h-750" svg:viewBox="0 0 2163 6552">
          <text:p/>
        </draw:connector>
        <draw:connector draw:style-name="gr3" draw:text-style-name="P4" draw:layer="layout" svg:x1="17.006cm" svg:y1="23.301cm" svg:x2="17.006cm" svg:y2="22.399cm" draw:start-shape="id26" draw:start-glue-point="4" draw:end-shape="id27" draw:end-glue-point="6" svg:d="M17006 23301v-902" svg:viewBox="0 0 1 903">
          <text:p/>
        </draw:connector>
        <draw:connector draw:style-name="gr3" draw:text-style-name="P4" draw:layer="layout" draw:line-skew="0.05cm" svg:x1="14.506cm" svg:y1="26.101cm" svg:x2="17.006cm" svg:y2="25cm" draw:start-shape="id28" draw:start-glue-point="4" draw:end-shape="id26" draw:end-glue-point="6" svg:d="M14506 26101v-501h2500v-600" svg:viewBox="0 0 2501 1102">
          <text:p/>
        </draw:connector>
        <draw:connector draw:style-name="gr3" draw:text-style-name="P4" draw:layer="layout" draw:line-skew="0.199cm" svg:x1="18.8cm" svg:y1="26.95cm" svg:x2="18.32cm" svg:y2="14.75cm" draw:start-shape="id29" draw:start-glue-point="1" draw:end-shape="id24" draw:end-glue-point="1" svg:d="M18800 26950h700v-12200h-1180" svg:viewBox="0 0 1181 12201">
          <text:p/>
        </draw:connector>
        <draw:custom-shape draw:style-name="gr19" draw:text-style-name="P6" xml:id="id25" draw:id="id25" draw:layer="layout" svg:width="3cm" svg:height="2.1cm" svg:x="15.5cm" svg:y="11.6cm">
          <text:p text:style-name="P1"><text:span text:style-name="T1">Clientes VIP</text:span><text:span text:style-name="T1"><text:line-break/></text:span><text:span text:style-name="T1">à espera nesta</text:span><text:span text:style-name="T1"><text:line-break/></text:span><text:span text:style-name="T1">zo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6" xml:id="id27" draw:id="id27" draw:layer="layout" svg:width="2.188cm" svg:height="1.699cm" svg:x="15.912cm" svg:y="20.7cm">
          <text:p text:style-name="P1"><text:span text:style-name="T1">Cliente</text:span></text:p>
          <text:p text:style-name="P1"><text:span text:style-name="T1">VI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6" xml:id="id30" draw:id="id30" draw:layer="layout" svg:width="4cm" svg:height="0.6cm" svg:x="10cm" svg:y="11.35cm">
          <text:p text:style-name="P1"><text:span text:style-name="T1">Manda avançar a fila norma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31" draw:id="id31" draw:layer="layout" svg:width="4cm" svg:height="0.6cm" svg:x="10cm" svg:y="12.35cm">
          <text:p text:style-name="P1"><text:span text:style-name="T1">Manda avançar a fila VI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202cm" svg:x1="10cm" svg:y1="11.65cm" svg:x2="7.594cm" svg:y2="11.651cm" draw:start-shape="id30" draw:start-glue-point="3" draw:end-shape="id19" draw:end-glue-point="7" svg:d="M10000 11650h-1000v1h-1406" svg:viewBox="0 0 2407 2">
          <text:p/>
        </draw:connector>
        <draw:connector draw:style-name="gr3" draw:text-style-name="P4" draw:layer="layout" draw:line-skew="0.202cm" svg:x1="10cm" svg:y1="12.65cm" svg:x2="7.594cm" svg:y2="11.651cm" draw:start-shape="id31" draw:start-glue-point="3" draw:end-shape="id19" draw:end-glue-point="7" svg:d="M10000 12650h-1000v-999h-1406" svg:viewBox="0 0 2407 1000">
          <text:p/>
        </draw:connector>
        <draw:connector draw:style-name="gr3" draw:text-style-name="P4" draw:layer="layout" draw:line-skew="-0.249cm" svg:x1="17cm" svg:y1="11.6cm" svg:x2="12cm" svg:y2="11.35cm" draw:start-shape="id25" draw:start-glue-point="4" draw:end-shape="id30" svg:d="M17000 11600v-1000h-5000v750" svg:viewBox="0 0 5001 1001">
          <text:p/>
        </draw:connector>
        <draw:connector draw:style-name="gr3" draw:text-style-name="P4" draw:layer="layout" svg:x1="15.5cm" svg:y1="12.65cm" svg:x2="14cm" svg:y2="12.65cm" draw:start-shape="id25" draw:start-glue-point="5" draw:end-shape="id31" draw:end-glue-point="1" svg:d="M15500 12650h-1500" svg:viewBox="0 0 1501 1">
          <text:p/>
        </draw:connector>
        <draw:connector draw:style-name="gr3" draw:text-style-name="P4" draw:layer="layout" draw:line-skew="-0.029cm" svg:x1="11.345cm" svg:y1="19.55cm" svg:x2="13.412cm" svg:y2="26.951cm" draw:start-shape="id22" draw:start-glue-point="7" draw:end-shape="id28" draw:end-glue-point="5" svg:d="M11345 19550h1005v7401h1062" svg:viewBox="0 0 2068 7402">
          <text:p/>
        </draw:connector>
        <draw:custom-shape draw:style-name="gr13" draw:text-style-name="P6" xml:id="id32" draw:id="id32" draw:layer="layout" svg:width="2.188cm" svg:height="1.699cm" svg:x="15.912cm" svg:y="15.9cm">
          <text:p text:style-name="P1"><text:span text:style-name="T1">Discoteca</text:span></text:p>
          <text:p text:style-name="P1"><text:span text:style-name="T1">aber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7.006cm" svg:y1="15.9cm" svg:x2="17.006cm" svg:y2="15.05cm" draw:start-shape="id32" draw:start-glue-point="4" draw:end-shape="id24" draw:end-glue-point="2" svg:d="M17006 15900v-850" svg:viewBox="0 0 1 851">
          <text:p/>
        </draw:connector>
        <draw:connector draw:style-name="gr3" draw:text-style-name="P4" draw:layer="layout" draw:line-skew="-2.754cm" svg:x1="15.912cm" svg:y1="16.75cm" svg:x2="7.594cm" svg:y2="11.651cm" draw:start-shape="id32" draw:start-glue-point="5" draw:end-shape="id19" draw:end-glue-point="7" svg:d="M15912 16750h-6912v-5099h-1406" svg:viewBox="0 0 8319 5100">
          <text:p/>
        </draw:connector>
        <draw:custom-shape draw:style-name="gr21" draw:text-style-name="P6" xml:id="id34" draw:id="id34" draw:layer="layout" svg:width="1.6cm" svg:height="1.3cm" svg:x="17.5cm" svg:y="19cm">
          <text:p text:style-name="P1"><text:span text:style-name="T1">Aguarda </text:span></text:p>
          <text:p text:style-name="P1"><text:span text:style-name="T1">na fila </text:span></text:p>
          <text:p text:style-name="P1"><text:span text:style-name="T1">normal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33" draw:id="id33" draw:layer="layout" svg:width="1.6cm" svg:height="1.3cm" svg:x="14.9cm" svg:y="19cm">
          <text:p text:style-name="P1"><text:span text:style-name="T1">Aguarda </text:span></text:p>
          <text:p text:style-name="P1"><text:span text:style-name="T1">na fila</text:span><text:span text:style-name="T1"><text:line-break/></text:span><text:span text:style-name="T1">Vi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912cm" svg:y1="21.55cm" svg:x2="15.7cm" svg:y2="20.3cm" draw:start-shape="id27" draw:start-glue-point="5" draw:end-shape="id33" draw:end-glue-point="2" svg:d="M15912 21550h-212v-1250" svg:viewBox="0 0 213 1251">
          <text:p/>
        </draw:connector>
        <draw:connector draw:style-name="gr3" draw:text-style-name="P4" draw:layer="layout" svg:x1="18.1cm" svg:y1="21.55cm" svg:x2="18.3cm" svg:y2="20.3cm" draw:start-shape="id27" draw:start-glue-point="7" draw:end-shape="id34" draw:end-glue-point="2" svg:d="M18100 21550h200v-1250" svg:viewBox="0 0 201 1251">
          <text:p/>
        </draw:connector>
        <draw:connector draw:style-name="gr3" draw:text-style-name="P4" draw:layer="layout" svg:x1="15.7cm" svg:y1="19cm" svg:x2="17.006cm" svg:y2="17.599cm" draw:start-shape="id33" draw:start-glue-point="0" draw:end-shape="id32" draw:end-glue-point="6" svg:d="M15700 19000v-700h1306v-701" svg:viewBox="0 0 1307 1402">
          <text:p/>
        </draw:connector>
        <draw:connector draw:style-name="gr3" draw:text-style-name="P4" draw:layer="layout" svg:x1="18.3cm" svg:y1="19cm" svg:x2="17.006cm" svg:y2="17.599cm" draw:start-shape="id34" draw:start-glue-point="0" draw:end-shape="id32" svg:d="M18300 19000v-700h-1294v-701" svg:viewBox="0 0 1295 1402">
          <text:p/>
        </draw:connector>
        <draw:frame draw:style-name="gr5" draw:text-style-name="P5" draw:layer="layout" svg:width="1.018cm" svg:height="0.594cm" svg:x="16.9cm" svg:y="22.7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5.1cm" svg:y="23.599cm">
          <draw:text-box>
            <text:p><text:span text:style-name="T1">Não</text:span></text:p>
          </draw:text-box>
        </draw:frame>
        <draw:frame draw:style-name="gr5" draw:text-style-name="P5" draw:layer="layout" svg:width="1.018cm" svg:height="0.594cm" svg:x="14.8cm" svg:y="21.0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8.2cm" svg:y="21.099cm">
          <draw:text-box>
            <text:p><text:span text:style-name="T1">Não</text:span></text:p>
          </draw:text-box>
        </draw:frame>
        <draw:frame draw:style-name="gr6" draw:text-style-name="P5" draw:layer="layout" svg:width="1.048cm" svg:height="0.594cm" svg:x="15.4cm" svg:y="26.399cm">
          <draw:text-box>
            <text:p><text:span text:style-name="T1">Não</text:span></text:p>
          </draw:text-box>
        </draw:frame>
        <draw:frame draw:style-name="gr5" draw:text-style-name="P5" draw:layer="layout" svg:width="1.018cm" svg:height="0.594cm" svg:x="13.6cm" svg:y="25.5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5.1cm" svg:y="16.199cm">
          <draw:text-box>
            <text:p><text:span text:style-name="T1">Não</text:span></text:p>
          </draw:text-box>
        </draw:frame>
        <draw:frame draw:style-name="gr5" draw:text-style-name="P5" draw:layer="layout" svg:width="1.018cm" svg:height="0.594cm" svg:x="16.9cm" svg:y="15.399cm">
          <draw:text-box>
            <text:p><text:span text:style-name="T1">Sim</text:span></text:p>
          </draw:text-box>
        </draw:frame>
        <draw:frame draw:style-name="gr5" draw:text-style-name="P5" draw:layer="layout" svg:width="1.018cm" svg:height="0.594cm" svg:x="14.7cm" svg:y="12.099cm">
          <draw:text-box>
            <text:p><text:span text:style-name="T1">Sim</text:span></text:p>
          </draw:text-box>
        </draw:frame>
        <draw:frame draw:style-name="gr6" draw:text-style-name="P5" draw:layer="layout" svg:width="1.048cm" svg:height="0.594cm" svg:x="16.9cm" svg:y="11.099cm">
          <draw:text-box>
            <text:p><text:span text:style-name="T1">Não</text:span></text:p>
          </draw:text-box>
        </draw:frame>
        <draw:custom-shape draw:style-name="gr22" draw:text-style-name="P6" xml:id="id29" draw:id="id29" draw:layer="layout" svg:width="1.9cm" svg:height="0.95cm" svg:x="16.9cm" svg:y="26.475cm">
          <text:p text:style-name="P1"><text:span text:style-name="T1">Passa pela</text:span><text:span text:style-name="T1"><text:line-break/></text:span><text:span text:style-name="T1">fila norma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6cm" svg:y1="26.95cm" svg:x2="16.9cm" svg:y2="26.95cm" draw:start-shape="id28" draw:end-shape="id29" draw:end-glue-point="3" svg:d="M15600 26950h13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7:02:39.654462973</meta:creation-date>
    <dc:date>2015-12-07T14:17:40.825321978</dc:date>
    <meta:editing-duration>PT4H2M46S</meta:editing-duration>
    <meta:editing-cycles>11</meta:editing-cycles>
    <meta:generator>LibreOffice/5.0.2.2$Linux_x86 LibreOffice_project/00m0$Build-2</meta:generator>
    <meta:document-statistic meta:object-count="112"/>
  </office:meta>
</office:document-meta>
</file>